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en" fo:country="US"/>
    </style:style>
    <style:style style:name="P8" style:family="paragraph" style:parent-style-name="Text_20_body">
      <style:text-properties style:font-name="Liberation Serif" fo:language="sk" fo:country="SK"/>
    </style:style>
    <style:style style:name="P9"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9"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ostupnosti funkčných častí. Po ukončení poslednej iterácia a v prípade nevyskytnutia sa nových požiadavkov je vývoj softvéru ukončený. </text:p>
      <text:p text:style-name="P6"/>
      <text:p text:style-name="P6">\begin{figure}</text:p>
      <text:p text:style-name="P6"><text:s/>\centering</text:p>
      <text:p text:style-name="P6"><text:s/>\includegraphics[width=400px]{pic/mymod.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7"/>
      <text:p text:style-name="P6">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6">\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6">\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Pre nedostatočných výkonnostných výsledkoch sa vykonáva revízia kódu. Softvér, <text:soft-page-break/>ktorý spĺňa požiadavky na funkčnosť a kvalitu je posunutý do ďalšej fázy životného cyklu. <text:s text:c="7"/></text:p>
      <text:p text:style-name="P6">\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6">\end{description} <text:s/></text:p>
      <text:p text:style-name="P6"/>
      <text:p text:style-name="P6">\section{Využité role}</text:p>
      <text:p text:style-name="P6">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6"/>
      <text:p text:style-name="P6">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6"/>
      <text:p text:style-name="P6">Navrhovaná metóda definuje nasledujúce role:</text:p>
      <text:p text:style-name="P6"/>
      <text:p text:style-name="P6">\begin{description}</text:p>
      <text:p text:style-name="P6">\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6"><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6">\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6">\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6">\end{description}</text:p>
      <text:p text:style-name="P6"><text:soft-page-break/></text:p>
      <text:p text:style-name="P6">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6"/>
      <text:p text:style-name="P6">\section{Vývoj softvérového projektu}</text:p>
      <text:p text:style-name="P6">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6"/>
      <text:p text:style-name="P6">\subsection{Špecifikácia požiadavkov}</text:p>
      <text:p text:style-name="P6">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6"/>
      <text:p text:style-name="P6">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6"/>
      <text:p text:style-name="P6">Mýlnikom pre ukončenie prvej časti projektu je odsúhlasená špecifikácia požiadavkov. </text:p>
      <text:p text:style-name="P6"/>
      <text:p text:style-name="P6">\subsection{Návrh firemných procesov}</text:p>
      <text:p text:style-name="P6">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7"/>
      <text:p text:style-name="P6">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6"/>
      <text:p text:style-name="P6">Odporúčaný spôsob návrhu firemných procesov je využitie prístupu modelovania zhora na dol. Získavame tým hierarchickú štruktúru diagramov, kde v najvyššej úrovni zachytávame globálny pohľad na hlavné činnosti vykonávané v organizácií. Postupnou dekompozíciou týchto hlavných <text:soft-page-break/>aktivít získavame podrobný popis aktivít definovaných <text:s/>na vyššej úrovni. Úlohy na najnižšej úrovni dekompozície zachytávajú atomické činnosti, ktoré sú vo firme vykonávané, a využívajú sa neskôr ako kroky prípadov užitia. </text:p>
      <text:p text:style-name="P6"/>
      <text:p text:style-name="P6">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6"/>
      <text:p text:style-name="P6">Míľniky pre fázu návrhu firemných procesov sú hierarchická sada diagramov, ktorá popisuje budúci systém a plán iterácií a inkrementov podľa ktorého bude systém postupne vyvíjaný. </text:p>
      <text:p text:style-name="P6"/>
      <text:p text:style-name="P6">\subsection{Popis prípadov užitia}</text:p>
      <text:p text:style-name="P6">Prvou činnosťou návrhovej fázy životného cyklu je spracovanie modelov firemných procesov. Identifikujeme v nich prípady užitia, ktoré graficky popíšeme časťami diagramov, z ktorých sme vychádzali. <text:s/>Jasne sa tým previažu diagramy firemných procesom s prípadmi užitia, ktoré budú ďalej podľa potreby spracúvané.</text:p>
      <text:p text:style-name="P6"/>
      <text:p text:style-name="P6">Určenie prípadov užitia by malo byť pomerne jednoduché a mechanické. Po preštudovaní firemných procesom vyberieme z nich časti ktoré boli určené na automatizáciu a neprerušený sled krokov označíme ako prípad užitia. Neprerušenosťou myslime to, že počas vykonávania sekvencie úloh, nezasahuje do ich vykonávania žiadna rola identifikovaná v procesoch.</text:p>
      <text:p text:style-name="P6"/>
      <text:p text:style-name="P6"/>
      <text:p text:style-name="P6"/>
      <text:p text:style-name="P6">Previazanie BPMN a prípadov užitia</text:p>
      <text:p text:style-name="P6">\subsection{Diagram tried}</text:p>
      <text:p text:style-name="P6"/>
      <text:p text:style-name="P6">\subsection{Vyvoj}</text:p>
      <text:p text:style-name="P6"/>
      <text:p text:style-name="P6">\subsection{Testovanie}</text:p>
      <text:p text:style-name="P6"/>
      <text:p text:style-name="P6">\subsection{Nasadenie a odovzdanie}</text:p>
      <text:p text:style-name="P6"/>
      <text:p text:style-name="P6"/>
      <text:p text:style-name="P6"/>
      <text:p text:style-name="P6"/>
      <text:p text:style-name="P6"/>
      <text:p text:style-name="P6"><text:soft-page-break/></text:p>
      <text:p text:style-name="P6"/>
      <text:p text:style-name="P6"/>
      <text:p text:style-name="P6"/>
      <text:p text:style-name="P6"/>
      <text:h text:style-name="Heading_20_1" text:outline-level="1"/>
      <text:h text:style-name="Heading_20_1" text:outline-level="1"/>
      <text:h text:style-name="Heading_20_1" text:outline-level="1"/>
      <text:h text:style-name="Heading_20_1" text:outline-level="1"/>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0T13:06:10</dc:date>
    <dc:creator>Miroslav Ligas</dc:creator>
    <meta:editing-duration>PT307H12M50S</meta:editing-duration>
    <meta:editing-cycles>136</meta:editing-cycles>
    <meta:generator>OpenOffice.org/3.0$Linux OpenOffice.org_project/300m15$Build-9379</meta:generator>
    <meta:document-statistic meta:table-count="0" meta:image-count="0" meta:object-count="0" meta:page-count="25" meta:paragraph-count="375" meta:word-count="8964" meta:character-count="68149"/>
    <meta:user-defined meta:name="Info 1"/>
    <meta:user-defined meta:name="Info 2"/>
    <meta:user-defined meta:name="Info 3"/>
    <meta:user-defined meta:name="Info 4"/>
  </office:meta>
</office:document-meta>
</file>